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Times New Roman'" style:font-family-generic="roman" style:font-pitch="variable" fo:font-size="60pt" fo:language="pl" fo:country="PL" fo:font-weight="bold"/>
    </style:style>
    <style:style style:name="T2" style:family="text">
      <style:text-properties fo:font-family="'Times New Roman'" style:font-family-generic="roman" style:font-pitch="variable" fo:font-size="60pt" fo:language="pl" fo:country="PL" fo:font-weight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, zobacz,</text:span><text:span text:style-name="T1"><text:line-break/></text:span><text:span text:style-name="T1">dobry jest Bóg</text:span><text:span text:style-name="T1"><text:line-break/></text:span><text:span text:style-name="T2">Tylko w Nim</text:span><text:span text:style-name="T2"><text:line-break/></text:span><text:span text:style-name="T2">schronienie jest</text:span><text:span text:style-name="T2"><text:line-break/></text:span><text:span text:style-name="T2">Skosztuj, zobacz,</text:span><text:span text:style-name="T2"><text:line-break/></text:span><text:span text:style-name="T2">dobry jest Bóg</text:span><text:span text:style-name="T2"><text:line-break/></text:span><text:span text:style-name="T2">Tylko w Nim</text:span><text:span text:style-name="T2"><text:line-break/></text:span><text:span text:style-name="T2">życie ma se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okąd chcesz pójść,</text:span><text:span text:style-name="T1"><text:line-break/></text:span><text:span text:style-name="T1">do kogo zwrócisz się</text:span><text:span text:style-name="T1"><text:line-break/></text:span><text:span text:style-name="T2">W problemach swych,</text:span><text:span text:style-name="T2"><text:line-break/></text:span><text:span text:style-name="T2">w rzece łez</text:span><text:span text:style-name="T2"><text:line-break/></text:span><text:span text:style-name="T2">Zatrzymaj się,</text:span><text:span text:style-name="T2"><text:line-break/></text:span><text:span text:style-name="T2">Bóg bardzo kocha Cię</text:span><text:span text:style-name="T2"><text:line-break/></text:span><text:span text:style-name="T2">I tylko On</text:span><text:span text:style-name="T2"><text:line-break/></text:span><text:span text:style-name="T2">może pomóc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Skosztuj, zobacz,</text:span><text:span text:style-name="T1"><text:line-break/></text:span><text:span text:style-name="T1">dobry jest Bóg</text:span><text:span text:style-name="T1"><text:line-break/></text:span><text:span text:style-name="T2">Tylko w Nim</text:span><text:span text:style-name="T2"><text:line-break/></text:span><text:span text:style-name="T2">schronienie jest</text:span><text:span text:style-name="T2"><text:line-break/></text:span><text:span text:style-name="T2">Skosztuj, zobacz,</text:span><text:span text:style-name="T2"><text:line-break/></text:span><text:span text:style-name="T2">dobry jest Bóg</text:span><text:span text:style-name="T2"><text:line-break/></text:span><text:span text:style-name="T2">Tylko w Nim</text:span><text:span text:style-name="T2"><text:line-break/></text:span><text:span text:style-name="T2">życie ma se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Tak wiele lat</text:span><text:span text:style-name="T1"><text:line-break/></text:span><text:span text:style-name="T1">szukasz jak zraniony ptak</text:span><text:span text:style-name="T1"><text:line-break/></text:span><text:span text:style-name="T2">Szczęścia, miłości,</text:span><text:span text:style-name="T2"><text:line-break/></text:span><text:span text:style-name="T2">drogi swej</text:span><text:span text:style-name="T2"><text:line-break/></text:span><text:span text:style-name="T2">Zatrzymaj się,</text:span><text:span text:style-name="T2"><text:line-break/></text:span><text:span text:style-name="T2">Bóg zmieni życie Twe</text:span><text:span text:style-name="T2"><text:line-break/></text:span><text:span text:style-name="T2">Uczyń krok,</text:span><text:span text:style-name="T2"><text:line-break/></text:span><text:span text:style-name="T2">do Niego dzisiaj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Skosztuj, zobacz,</text:span><text:span text:style-name="T1"><text:line-break/></text:span><text:span text:style-name="T1">dobry jest Bóg</text:span><text:span text:style-name="T1"><text:line-break/></text:span><text:span text:style-name="T2">Tylko w Nim</text:span><text:span text:style-name="T2"><text:line-break/></text:span><text:span text:style-name="T2">schronienie jest</text:span><text:span text:style-name="T2"><text:line-break/></text:span><text:span text:style-name="T2">Skosztuj, zobacz,</text:span><text:span text:style-name="T2"><text:line-break/></text:span><text:span text:style-name="T2">dobry jest Bóg</text:span><text:span text:style-name="T2"><text:line-break/></text:span><text:span text:style-name="T2">Tylko w Nim</text:span><text:span text:style-name="T2"><text:line-break/></text:span><text:span text:style-name="T2">życie ma se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TML_20_Preformatted" style:display-name="HTML Preformatted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fo:font-size="17.7000007629395pt" fo:language="none" fo:country="none" style:language-asian="none" style:country-asian="none" style:font-family-complex="'Courier New'" style:font-family-generic-complex="modern" style:font-size-complex="17.7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2T17:17:52</meta:creation-date>
    <dc:creator>Rafał Talacha</dc:creator>
    <dc:date>2009-01-27T16:26:58</dc:date>
    <dc:language>en-US</dc:language>
    <meta:editing-cycles>6</meta:editing-cycles>
    <meta:editing-duration>PT12M35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